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44B17BF5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outline1">
      <style:graphic-properties fo:min-height="11.929cm"/>
    </style:style>
    <style:style style:name="pr2" style:family="presentation" style:parent-style-name="Vintage-notes">
      <style:graphic-properties draw:fill-color="#ffffff" fo:min-height="14cm"/>
    </style:style>
    <style:style style:name="pr3" style:family="presentation" style:parent-style-name="Vintage-title">
      <style:graphic-properties fo:min-height="3.067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2cm" svg:height="12.179cm" svg:x="1.4cm" svg:y="5.066cm" presentation:class="outline">
          <draw:text-box>
            <text:list text:style-name="L1">
              <text:list-header>
                <text:p text:style-name="P1">GRAPH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R Charts and Graph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R programming language has numerous libraries to create charts and graphs. In this section we are going to discuss the graphs and charts which can be prepared by 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Output directed to file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When a graphical function is executed, R opens a graphical window and displays the graph. We can open a graphical window in following format.</text:p>
                <text:p>Dev.list() display list of open devices.</text:p>
                <text:p>pdf(“file_name”)</text:p>
                <text:p>png(“file_name”)</text:p>
                <text:p>bmp(“file_name”)</text:p>
                <text:p>jpeg(“file_name”)</text:p>
                <text:p>Dev.off() closes the devic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Displaying multiple graph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We can divide the screen in multiple partitions and <text:s/>graph <text:s/>will be displayed successively.</text:p>
                <text:p>mat &lt;- matrix(c(1,2,3,4,),2,2)</text:p>
                <text:p>layout(mat)</text:p>
                <text:p>layout.show(4)</text:p>
                <text:p>mat &lt;- matrix(c(1,2,3,4,4,4),3,2)</text:p>
                <text:p>layout(mat)</text:p>
                <text:p>layout.show(4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4.591cm" svg:x="1.4cm" svg:y="0.038cm" presentation:class="title" presentation:user-transformed="true">
          <draw:text-box>
            <text:p>Example of plotting multiple graph in pdf file 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header>
                <text:p>pdf("myplot.pdf") <text:s text:c="2"/>## for sending output to file</text:p>
                <text:p>layout(matrix(c(1,1,2,3), 2, 2)) <text:s/>##Set the layout of output screen</text:p>
                <text:p>x&lt;-c(1,2,2,3,4,5,5,6,7,8,8,8,9,9,9,10,10)</text:p>
                <text:p>plot(x)</text:p>
                <text:p>hist(x)</text:p>
                <text:p>boxplot(x)</text:p>
                <text:p>dev.off() <text:s/>## bring control back to consol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1.Histogram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A histogram represents the frequencies of values of a variable bucketed into ranges. Its only difference with bar is that it groups the values into continuous range.</text:p>
              </text:list-item>
              <text:list-item>
                <text:p>hist(v,main,xlab,ylab,xlim,ylim,breaks,col,border)</text:p>
                <text:p>1. v is a vector containing numeric values.</text:p>
                <text:p>2. main indicates title of the chart.</text:p>
                <text:p>3. xlab, ylab is title for x and y axis. </text:p>
                <text:p>3. xlim is used to specify the range of values on x-axis.</text:p>
                <text:p>4. ylim is used to specify the range of values on y-axis.</text:p>
                <text:p>5. breaks is used to mention the width of each ba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1.Histogram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## Generate the data</text:p>
                <text:p>v&lt;-c(11,14,19,20,25,30,35,38)</text:p>
                <text:p>hist(v,xlab=”weight”,ylab=”freq”, xlim=c(10,40), ylim=c(0,5) ,border=”blue”,density=10,angle=45,col=”pink”, breaks=c(10,15,20,25,30,35,40), labels=c(“lw”,”lw”,”mw”,”mw”,”hw”,”hw”,”hw”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3.Pie-Chart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A pie-chart is created using the pie() function which takes the positive numbers as vector input.</text:p>
              </text:list-item>
              <text:list-item>
                <text:p>pie(x,labels, radius, main, col,clockwise)</text:p>
              </text:list-item>
              <text:list-item>
                <text:p>X is a vector of numeric values</text:p>
              </text:list-item>
              <text:list-item>
                <text:p>Label is description to slices.</text:p>
              </text:list-item>
              <text:list-item>
                <text:p>Radius indicate the radius of circle of pie chart.</text:p>
              </text:list-item>
              <text:list-item>
                <text:p>Main indicate the title of the chart</text:p>
              </text:list-item>
              <text:list-item>
                <text:p>Col indicate the color palette.</text:p>
              </text:list-item>
              <text:list-item>
                <text:p>Clockwise is a logical value indicating if the slices are drawn clockwise <text:s/>or anticlockwis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3.Pie-Char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# create data for graph</text:p>
                <text:p>x&lt;-c(62,28,6,3,1)</text:p>
                <text:p>labels&lt;-c(“Coal”,”Renewable”,”Nuclear”,”Diesel”,”Other”)</text:p>
                <text:p># Give the name to chart file</text:p>
                <text:p>png(file=”electricity.jpg”)</text:p>
                <text:p># plot the chart</text:p>
                <text:p>pie(x,labels)</text:p>
                <text:p>#save the file</text:p>
                <text:p>dev.off(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3.Pie-Char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# plot the chart with title and rainbow color pallet.</text:p>
              </text:list-header>
              <text:list-item>
                <text:p>pie(x, labels, main=”Electricity source pie chart”, col=rainbow(length(x)))</text:p>
                <text:p>## plot the chart with percentage</text:p>
              </text:list-item>
              <text:list-item>
                <text:p>pie(x,labels=paste(round(100*x/sum(x),1),”%”), col=rainbow(length(x))) </text:p>
              </text:list-item>
              <text:list-item>
                <text:p>legend(“topright”,labels,cex=0.8, fill=rainbow(length(x)))</text:p>
                <text:p>## 3D pie chart</text:p>
              </text:list-item>
              <text:list-item>
                <text:p>library(plotrix)</text:p>
              </text:list-item>
              <text:list-item>
                <text:p>pie3D(x,labels,explode=0.1,main=”Pie Chart of Countries”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4.Bar Char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A bar chart represents data in rectangular bars with length of the bar proportional to the value the variable R. Barplot() is used to create them,</text:p>
                <text:p>barplot(H,xlab,ylab,main,names.arg,col)</text:p>
                <text:p>H is a vector or matrix for data</text:p>
              </text:list-item>
              <text:list-item>
                <text:p>Xlab is the label for x axis</text:p>
              </text:list-item>
              <text:list-item>
                <text:p>Ylab is the label for y axis</text:p>
              </text:list-item>
              <text:list-item>
                <text:p>Main is the title of the bar chart</text:p>
              </text:list-item>
              <text:list-item>
                <text:p>Names.arg is a vector of names appearing under each bar.</text:p>
              </text:list-item>
              <text:list-item>
                <text:p>Col is used to give colours to the bars in the grap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4.Barchart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header>
                <text:p>## create the data for the chart</text:p>
                <text:p>sales&lt;-c(400,500,700,900,300)</text:p>
              </text:list-header>
              <text:list-item>
                <text:p>month&lt;-c("Jan","Feb","Mar","Apr","May","Jun")</text:p>
              </text:list-item>
              <text:list-item>
                <text:p>barplot(sales,names.arg=month,col="red",main="Sales Chart",border="pink",xlab="Month",ylab="Sales"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4. GroupBarChar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We can create bar chart with groups of bars or stacks in each bar by using matrix as input.</text:p>
              </text:list-item>
              <text:list-item>
                <text:p>values&lt;-matrix(c(2,8,5,5,8,2),2,3) </text:p>
              </text:list-item>
              <text:list-item>
                <text:p>barplot(values,names.arg=c("Jan","Feb","Mar"),xlab="month",ylab="rainfall in regions",col=c("red","blue"), beside=TRUE)</text:p>
              </text:list-item>
              <text:list-item>
                <text:p>Now whether the bars of a group will stacked over <text:s/>each other or juxtaposed is decided by flag besid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2.Scatter Plo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ey are the most common type of graph used in analytics.</text:p>
                <text:p>plot(v,type,col,xlab,ylab,main,col)</text:p>
                <text:p>v is a vector containing numeric values</text:p>
                <text:p>type take “p” for points, “l” for lines, “b” for both.</text:p>
              </text:list-item>
              <text:list-item>
                <text:p>Xlab is label for x axis</text:p>
              </text:list-item>
              <text:list-item>
                <text:p>Ylab is label for y axis.</text:p>
              </text:list-item>
              <text:list-item>
                <text:p>Main is label of graph</text:p>
              </text:list-item>
              <text:list-item>
                <text:p>Col is color of 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2.Scatter Plo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## v is vector for temperature of 10 days in the month of July</text:p>
                <text:p>v&lt;-c(35,38,41,23,28,34,39,41,28,29)</text:p>
                <text:p>plot(v,type=”o”,xlab=”day of July”,ylab=”temperature” main=”temperature”,col=”red”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2.Scatter Plo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Lets load the data from the file.</text:p>
              </text:list-header>
              <text:list-item>
                <text:p>ozone_data&lt;-read.table("hw1_data.csv",header=TRUE,sep=",",nrows=32)</text:p>
                <text:p>now we will generate a scatter plot between two columns of this file.</text:p>
              </text:list-item>
              <text:list-item>
                <text:p>plot(x=ozone_data$Wind,y=<text:tab/>ozone_data$Temp,xlab=”Wind”, ylab=”Temp”,main=”Wind vs Temp”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3.Multiple Scatter plo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We can also plot multiple graphs simultaneously.</text:p>
                <text:p>pairs(~Temp+Wind+Solar.R+Ozone, data=ozone_data,main=scatterplot Matrix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Example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For multiple graph, after plotting first graph we can use line function to put another graph.</text:p>
                <text:p>R&lt;-(0,0,0,10,5,3,0,0,0,3)</text:p>
                <text:p>lines(t,type=”o”,col=”blue”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4:29:11.755593606</meta:creation-date>
    <dc:date>2017-03-17T16:26:40.170166863</dc:date>
    <meta:editing-duration>PT3H27M3S</meta:editing-duration>
    <meta:editing-cycles>26</meta:editing-cycles>
    <meta:generator>LibreOffice/4.2.8.2$Linux_X86_64 LibreOffice_project/420m0$Build-2</meta:generator>
    <meta:document-statistic meta:object-count="104"/>
  </office:meta>
</office:document-meta>
</file>